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style:writing-mode="lr-tb"/>
    </style:style>
    <style:style style:name="T1_1" style:family="text">
      <style:text-properties fo:font-style="italic" style:font-style-asian="italic" style:font-style-complex="italic" fo:font-size="24pt" style:font-size-asian="24pt" style:font-size-complex="24pt"/>
    </style:style>
    <style:style style:name="T1_2" style:family="text">
      <style:text-properties fo:font-style="italic" style:font-style-asian="italic" style:font-style-complex="italic" fo:font-size="24pt" style:font-size-asian="24pt" style:font-size-complex="24pt"/>
    </style:style>
    <style:style style:name="T1_3" style:family="text">
      <style:text-properties fo:font-style="italic" style:font-style-asian="italic" style:font-style-complex="italic" fo:font-size="24pt" style:font-size-asian="24pt" style:font-size-complex="24pt"/>
    </style:style>
    <style:style style:name="T1_4" style:family="text">
      <style:text-properties fo:font-style="italic" style:font-style-asian="italic" style:font-style-complex="italic" fo:font-size="24pt" style:font-size-asian="24pt" style:font-size-complex="24pt"/>
    </style:style>
    <style:style style:name="T1_5" style:family="text">
      <style:text-properties fo:font-style="italic" style:font-style-asian="italic" style:font-style-complex="italic" fo:font-size="24pt" style:font-size-asian="24pt" style:font-size-complex="24pt"/>
    </style:style>
    <style:style style:name="T1_6" style:family="text">
      <style:text-properties fo:font-style="italic" style:font-style-asian="italic" style:font-style-complex="italic" fo:font-size="24pt" style:font-size-asian="24pt" style:font-size-complex="24pt"/>
    </style:style>
    <style:style style:name="T1_7" style:family="text">
      <style:text-properties fo:font-style="italic" style:font-style-asian="italic" style:font-style-complex="italic" fo:font-size="24pt" style:font-size-asian="24pt" style:font-size-complex="24pt"/>
    </style:style>
    <style:style style:name="T1_8" style:family="text">
      <style:text-properties fo:font-style="italic" style:font-style-asian="italic" style:font-style-complex="italic" fo:font-size="24pt" style:font-size-asian="24pt" style:font-size-complex="24pt"/>
    </style:style>
    <style:style style:name="T1_9" style:family="text">
      <style:text-properties fo:font-style="italic" style:font-style-asian="italic" style:font-style-complex="italic" fo:font-size="24pt" style:font-size-asian="24pt" style:font-size-complex="24pt"/>
    </style:style>
    <style:style style:name="P2" style:family="paragraph" style:parent-style-name="Standard">
      <style:paragraph-properties fo:text-align="center" fo:break-before="auto" style:writing-mode="lr-tb"/>
    </style:style>
    <style:style style:name="T2_1" style:family="text">
      <style:text-properties fo:font-style="italic" style:font-style-asian="italic" style:font-style-complex="italic" fo:font-size="24pt" style:font-size-asian="24pt" style:font-size-complex="24pt"/>
    </style:style>
    <style:style style:name="T2_2" style:family="text">
      <style:text-properties fo:font-style="italic" style:font-style-asian="italic" style:font-style-complex="italic" fo:font-size="24pt" style:font-size-asian="24pt" style:font-size-complex="24pt"/>
    </style:style>
    <style:style style:name="T2_3" style:family="text">
      <style:text-properties fo:font-style="italic" style:font-style-asian="italic" style:font-style-complex="italic" fo:font-size="24pt" style:font-size-asian="24pt" style:font-size-complex="24pt"/>
    </style:style>
    <style:style style:name="T2_4" style:family="text">
      <style:text-properties fo:font-style="italic" style:font-style-asian="italic" style:font-style-complex="italic" fo:font-size="24pt" style:font-size-asian="24pt" style:font-size-complex="24pt"/>
    </style:style>
    <style:style style:name="T2_5" style:family="text">
      <style:text-properties fo:font-style="italic" style:font-style-asian="italic" style:font-style-complex="italic" fo:font-size="24pt" style:font-size-asian="24pt" style:font-size-complex="24pt"/>
    </style:style>
    <style:style style:name="T2_6" style:family="text">
      <style:text-properties fo:font-style="italic" style:font-style-asian="italic" style:font-style-complex="italic" fo:font-size="24pt" style:font-size-asian="24pt" style:font-size-complex="24pt"/>
    </style:style>
    <style:style style:name="T2_7" style:family="text">
      <style:text-properties fo:font-style="italic" style:font-style-asian="italic" style:font-style-complex="italic" fo:font-size="24pt" style:font-size-asian="24pt" style:font-size-complex="24pt"/>
    </style:style>
    <style:style style:name="T2_8" style:family="text">
      <style:text-properties fo:font-style="italic" style:font-style-asian="italic" style:font-style-complex="italic" fo:font-size="24pt" style:font-size-asian="24pt" style:font-size-complex="24pt"/>
    </style:style>
    <style:style style:name="T2_9" style:family="text">
      <style:text-properties fo:font-style="italic" style:font-style-asian="italic" style:font-style-complex="italic" fo:font-size="24pt" style:font-size-asian="24pt" style:font-size-complex="24pt"/>
    </style:style>
    <style:style style:name="P3" style:family="paragraph" style:parent-style-name="Standard">
      <style:paragraph-properties fo:text-align="center" fo:break-before="auto" style:writing-mode="lr-tb"/>
    </style:style>
    <style:style style:name="T3_1" style:family="text"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fo:break-before="auto" style:writing-mode="lr-tb"/>
    </style:style>
    <style:style style:name="T4_1" style:family="text">
      <style:text-properties fo:font-size="20pt" style:font-size-asian="20pt" style:font-size-complex="20pt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6pt" style:font-size-asian="16pt" style:font-size-complex="16pt"/>
    </style:style>
    <style:style style:name="T5_2" style:family="text">
      <style:text-properties fo:font-size="16pt" style:font-size-asian="16pt" style:font-size-complex="16pt"/>
    </style:style>
    <style:style style:name="T5_3" style:family="text">
      <style:text-properties fo:font-size="16pt" style:font-size-asian="16pt" style:font-size-complex="16pt"/>
    </style:style>
    <style:style style:name="T5_4" style:family="text">
      <style:text-properties fo:font-size="16pt" style:font-size-asian="16pt" style:font-size-complex="16pt"/>
    </style:style>
    <style:style style:name="T5_5" style:family="text">
      <style:text-properties fo:font-size="16pt" style:font-size-asian="16pt" style:font-size-complex="16pt"/>
    </style:style>
    <style:style style:name="T5_6" style:family="text">
      <style:text-properties fo:font-size="16pt" style:font-size-asian="16pt" style:font-size-complex="16pt"/>
    </style:style>
    <style:style style:name="T5_7" style:family="text">
      <style:text-properties fo:font-size="16pt" style:font-size-asian="16pt" style:font-size-complex="16pt"/>
    </style:style>
    <style:style style:name="T5_8" style:family="text">
      <style:text-properties fo:font-size="16pt" style:font-size-asian="16pt" style:font-size-complex="16pt"/>
    </style:style>
    <style:style style:name="T5_9" style:family="text">
      <style:text-properties fo:font-size="16pt" style:font-size-asian="16pt" style:font-size-complex="16pt"/>
    </style:style>
    <style:style style:name="T5_10" style:family="text">
      <style:text-properties fo:font-size="16pt" style:font-size-asian="16pt" style:font-size-complex="16pt"/>
    </style:style>
    <style:style style:name="T5_11" style:family="text">
      <style:text-properties fo:font-size="16pt" style:font-size-asian="16pt" style:font-size-complex="16pt"/>
    </style:style>
    <style:style style:name="T5_12" style:family="text"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fo:break-before="auto" style:writing-mode="lr-tb"/>
    </style:style>
    <style:style style:name="T6_1" style:family="text">
      <style:text-properties fo:font-size="16pt" style:font-size-asian="16pt" style:font-size-complex="16pt"/>
    </style:style>
    <style:style style:name="T6_2" style:family="text">
      <style:text-properties fo:font-size="16pt" style:font-size-asian="16pt" style:font-size-complex="16pt"/>
    </style:style>
    <style:style style:name="T6_3" style:family="text">
      <style:text-properties fo:font-size="16pt" style:font-size-asian="16pt" style:font-size-complex="16pt"/>
    </style:style>
    <style:style style:name="T6_4" style:family="text">
      <style:text-properties fo:font-size="16pt" style:font-size-asian="16pt" style:font-size-complex="16pt"/>
    </style:style>
    <style:style style:name="T6_5" style:family="text">
      <style:text-properties fo:font-size="16pt" style:font-size-asian="16pt" style:font-size-complex="16pt"/>
    </style:style>
    <style:style style:name="T6_6" style:family="text">
      <style:text-properties fo:font-size="16pt" style:font-size-asian="16pt" style:font-size-complex="16pt"/>
    </style:style>
    <style:style style:name="T6_7" style:family="text">
      <style:text-properties fo:font-size="16pt" style:font-size-asian="16pt" style:font-size-complex="16pt"/>
    </style:style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P10" style:family="paragraph" style:parent-style-name="Standard">
      <style:paragraph-properties fo:break-before="auto" style:writing-mode="lr-tb"/>
    </style:style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P29" style:family="paragraph" style:parent-style-name="Standard">
      <style:paragraph-properties fo:break-before="auto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P33" style:family="paragraph" style:parent-style-name="Standard">
      <style:paragraph-properties fo:break-before="auto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>
      <style:text-properties fo:font-style="italic" style:font-style-asian="italic" style:font-style-complex="italic"/>
    </style:style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P37" style:family="paragraph" style:parent-style-name="Standard">
      <style:paragraph-properties fo:break-before="auto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P43" style:family="paragraph" style:parent-style-name="Standard">
      <style:paragraph-properties fo:break-before="auto" style:writing-mode="lr-tb"/>
    </style:style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P46" style:family="paragraph" style:parent-style-name="Standard">
      <style:paragraph-properties fo:break-before="auto" style:writing-mode="lr-tb"/>
    </style:style>
    <style:style style:name="T46_1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P49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P</text:span><text:span text:style-name="T1_2"><text:tab/></text:span><text:span text:style-name="T1_3">O</text:span><text:span text:style-name="T1_4"><text:tab/></text:span><text:span text:style-name="T1_5">W</text:span><text:span text:style-name="T1_6"><text:tab/></text:span><text:span text:style-name="T1_7">E</text:span><text:span text:style-name="T1_8"><text:tab/></text:span><text:span text:style-name="T1_9">R</text:span></text:p>
      <text:p text:style-name="P2"><text:span text:style-name="T2_1">Power</text:span><text:span text:style-name="T2_2"><text:s/></text:span><text:span text:style-name="T2_3">Outlet</text:span><text:span text:style-name="T2_4"><text:s/></text:span><text:span text:style-name="T2_5">Wireless</text:span><text:span text:style-name="T2_6"><text:s/></text:span><text:span text:style-name="T2_7">Energy</text:span><text:span text:style-name="T2_8"><text:s/></text:span><text:span text:style-name="T2_9">Reducer</text:span></text:p>
      <text:p text:style-name="P3"><text:span text:style-name="T3_1">Proposal</text:span></text:p>
      <text:p text:style-name="P4"><text:span text:style-name="T4_1"><text:s/></text:span></text:p>
      <text:p text:style-name="P5"><text:span text:style-name="T5_1">By</text:span><text:span text:style-name="T5_2"><text:s/></text:span><text:span text:style-name="T5_3">Grace</text:span><text:span text:style-name="T5_4"><text:s/></text:span><text:span text:style-name="T5_5">De</text:span><text:span text:style-name="T5_6"><text:s/></text:span><text:span text:style-name="T5_7">Geus</text:span><text:span text:style-name="T5_8">,<text:s/></text:span><text:span text:style-name="T5_9">Niloc</text:span><text:span text:style-name="T5_10"><text:s/></text:span><text:span text:style-name="T5_11">Quimby</text:span><text:span text:style-name="T5_12">,<text:s/></text:span></text:p>
      <text:p text:style-name="P6"><text:span text:style-name="T6_1">Nate</text:span><text:span text:style-name="T6_2"><text:s/></text:span><text:span text:style-name="T6_3">Pickett</text:span><text:span text:style-name="T6_4">,<text:s/></text:span><text:span text:style-name="T6_5">Charles</text:span><text:span text:style-name="T6_6"><text:s/></text:span><text:span text:style-name="T6_7">Hathaway</text:span></text:p>
      <text:p text:style-name="P7"><text:span text:style-name="T7_1"><text:s/></text:span></text:p>
      <text:p text:style-name="P8"><text:span text:style-name="T8_1">Challenge</text:span><text:span text:style-name="T8_2"><text:s/></text:span><text:span text:style-name="T8_3">Definition</text:span></text:p>
      <text:p text:style-name="P9"><text:span text:style-name="T9_1">As</text:span><text:span text:style-name="T9_2"><text:s/></text:span><text:span text:style-name="T9_3">the</text:span><text:span text:style-name="T9_4"><text:s/></text:span><text:span text:style-name="T9_5">country</text:span><text:span text:style-name="T9_6"><text:s/></text:span><text:span text:style-name="T9_7">works</text:span><text:span text:style-name="T9_8"><text:s/></text:span><text:span text:style-name="T9_9">towards</text:span><text:span text:style-name="T9_10"><text:s/></text:span><text:span text:style-name="T9_11">becoming</text:span><text:span text:style-name="T9_12"><text:s/></text:span><text:span text:style-name="T9_13">more</text:span><text:span text:style-name="T9_14"><text:s/></text:span><text:span text:style-name="T9_15">energy</text:span><text:span text:style-name="T9_16"><text:s/></text:span><text:span text:style-name="T9_17">efficient</text:span><text:span text:style-name="T9_18"><text:s/></text:span><text:span text:style-name="T9_19">and</text:span><text:span text:style-name="T9_20"><text:s/>“</text:span><text:span text:style-name="T9_21">green</text:span><text:span text:style-name="T9_22">”,<text:s/></text:span><text:span text:style-name="T9_23">homeowners</text:span><text:span text:style-name="T9_24"><text:s/></text:span><text:span text:style-name="T9_25">are</text:span><text:span text:style-name="T9_26"><text:s/></text:span><text:span text:style-name="T9_27">looking</text:span><text:span text:style-name="T9_28"><text:s/></text:span><text:span text:style-name="T9_29">for</text:span><text:span text:style-name="T9_30"><text:s/></text:span><text:span text:style-name="T9_31">ways</text:span><text:span text:style-name="T9_32"><text:s/></text:span><text:span text:style-name="T9_33">to</text:span><text:span text:style-name="T9_34"><text:s/></text:span><text:span text:style-name="T9_35">play</text:span><text:span text:style-name="T9_36"><text:s/></text:span><text:span text:style-name="T9_37">their</text:span><text:span text:style-name="T9_38"><text:s/></text:span><text:span text:style-name="T9_39">part</text:span><text:span text:style-name="T9_40"><text:s/></text:span><text:span text:style-name="T9_41">in</text:span><text:span text:style-name="T9_42"><text:s/></text:span><text:span text:style-name="T9_43">decreasing</text:span><text:span text:style-name="T9_44"><text:s/></text:span><text:span text:style-name="T9_45">our</text:span><text:span text:style-name="T9_46"><text:s/></text:span><text:span text:style-name="T9_47">use</text:span><text:span text:style-name="T9_48"><text:s/></text:span><text:span text:style-name="T9_49">and</text:span><text:span text:style-name="T9_50"><text:s/></text:span><text:span text:style-name="T9_51">reliance</text:span><text:span text:style-name="T9_52"><text:s/></text:span><text:span text:style-name="T9_53">on</text:span><text:span text:style-name="T9_54"><text:s/></text:span><text:span text:style-name="T9_55">electricity</text:span><text:span text:style-name="T9_56">.<text:s text:c="2"/></text:span><text:span text:style-name="T9_57">There</text:span><text:span text:style-name="T9_58"><text:s/></text:span><text:span text:style-name="T9_59">are</text:span><text:span text:style-name="T9_60"><text:s/></text:span><text:span text:style-name="T9_61">a</text:span><text:span text:style-name="T9_62"><text:s/></text:span><text:span text:style-name="T9_63">few</text:span><text:span text:style-name="T9_64"><text:s/></text:span><text:span text:style-name="T9_65">incentives</text:span><text:span text:style-name="T9_66"><text:s/></text:span><text:span text:style-name="T9_67">and</text:span><text:span text:style-name="T9_68"><text:s/></text:span><text:span text:style-name="T9_69">aids</text:span><text:span text:style-name="T9_70"><text:s/></text:span><text:span text:style-name="T9_71">on</text:span><text:span text:style-name="T9_72"><text:s/></text:span><text:span text:style-name="T9_73">the</text:span><text:span text:style-name="T9_74"><text:s/></text:span><text:span text:style-name="T9_75">market</text:span><text:span text:style-name="T9_76"><text:s/></text:span><text:span text:style-name="T9_77">that</text:span><text:span text:style-name="T9_78"><text:s/></text:span><text:span text:style-name="T9_79">can</text:span><text:span text:style-name="T9_80"><text:s/></text:span><text:span text:style-name="T9_81">help</text:span><text:span text:style-name="T9_82"><text:s/></text:span><text:span text:style-name="T9_83">homeowners</text:span><text:span text:style-name="T9_84"><text:s/></text:span><text:span text:style-name="T9_85">improve</text:span><text:span text:style-name="T9_86"><text:s/></text:span><text:span text:style-name="T9_87">the</text:span><text:span text:style-name="T9_88"><text:s/></text:span><text:span text:style-name="T9_89">efficiency</text:span><text:span text:style-name="T9_90"><text:s/></text:span><text:span text:style-name="T9_91">of</text:span><text:span text:style-name="T9_92"><text:s/></text:span><text:span text:style-name="T9_93">their</text:span><text:span text:style-name="T9_94"><text:s/></text:span><text:span text:style-name="T9_95">homes</text:span><text:span text:style-name="T9_96"><text:s/></text:span><text:span text:style-name="T9_97">including</text:span><text:span text:style-name="T9_98"><text:s/></text:span><text:span text:style-name="T9_99">companies</text:span><text:span text:style-name="T9_100"><text:s/></text:span><text:span text:style-name="T9_101">like</text:span><text:span text:style-name="T9_102"><text:s/></text:span><text:span text:style-name="T9_103">Efficiency</text:span><text:span text:style-name="T9_104"><text:s/></text:span><text:span text:style-name="T9_105">Vermont</text:span><text:span text:style-name="T9_106">.</text:span></text:p>
      <text:p text:style-name="P10"/>
      <text:p text:style-name="P11"><text:span text:style-name="T11_1">Although</text:span><text:span text:style-name="T11_2"><text:s/></text:span><text:span text:style-name="T11_3">we</text:span><text:span text:style-name="T11_4"><text:s/></text:span><text:span text:style-name="T11_5">can</text:span><text:span text:style-name="T11_6"><text:s/></text:span><text:span text:style-name="T11_7">cut</text:span><text:span text:style-name="T11_8"><text:s/></text:span><text:span text:style-name="T11_9">down</text:span><text:span text:style-name="T11_10"><text:s/></text:span><text:span text:style-name="T11_11">on</text:span><text:span text:style-name="T11_12"><text:s/></text:span><text:span text:style-name="T11_13">energy</text:span><text:span text:style-name="T11_14"><text:s/></text:span><text:span text:style-name="T11_15">consumption</text:span><text:span text:style-name="T11_16"><text:s/></text:span><text:span text:style-name="T11_17">by</text:span><text:span text:style-name="T11_18"><text:s/></text:span><text:span text:style-name="T11_19">creating</text:span><text:span text:style-name="T11_20"><text:s/></text:span><text:span text:style-name="T11_21">more</text:span><text:span text:style-name="T11_22"><text:s/></text:span><text:span text:style-name="T11_23">efficient</text:span><text:span text:style-name="T11_24"><text:s/></text:span><text:span text:style-name="T11_25">devices</text:span><text:span text:style-name="T11_26">,<text:s/></text:span><text:span text:style-name="T11_27">it</text:span><text:span text:style-name="T11_28"><text:s/></text:span><text:span text:style-name="T11_29">will</text:span><text:span text:style-name="T11_30"><text:s/></text:span><text:span text:style-name="T11_31">ultimately</text:span><text:span text:style-name="T11_32"><text:s/></text:span><text:span text:style-name="T11_33">be</text:span><text:span text:style-name="T11_34"><text:s/></text:span><text:span text:style-name="T11_35">up</text:span><text:span text:style-name="T11_36"><text:s/></text:span><text:span text:style-name="T11_37">to</text:span><text:span text:style-name="T11_38"><text:s/></text:span><text:span text:style-name="T11_39">the</text:span><text:span text:style-name="T11_40"><text:s/></text:span><text:span text:style-name="T11_41">individual</text:span><text:span text:style-name="T11_42"><text:s/></text:span><text:span text:style-name="T11_43">choices</text:span><text:span text:style-name="T11_44"><text:s/></text:span><text:span text:style-name="T11_45">we</text:span><text:span text:style-name="T11_46"><text:s/></text:span><text:span text:style-name="T11_47">make</text:span><text:span text:style-name="T11_48"><text:s/></text:span><text:span text:style-name="T11_49">that</text:span><text:span text:style-name="T11_50"><text:s/></text:span><text:span text:style-name="T11_51">allows</text:span><text:span text:style-name="T11_52"><text:s/></text:span><text:span text:style-name="T11_53">us</text:span><text:span text:style-name="T11_54"><text:s/></text:span><text:span text:style-name="T11_55">to</text:span><text:span text:style-name="T11_56"><text:s/></text:span><text:span text:style-name="T11_57">cut</text:span><text:span text:style-name="T11_58"><text:s/></text:span><text:span text:style-name="T11_59">down</text:span><text:span text:style-name="T11_60"><text:s/></text:span><text:span text:style-name="T11_61">on</text:span><text:span text:style-name="T11_62"><text:s/></text:span><text:span text:style-name="T11_63">energy</text:span><text:span text:style-name="T11_64"><text:s/></text:span><text:span text:style-name="T11_65">consumption</text:span><text:span text:style-name="T11_66">.<text:s/></text:span><text:span text:style-name="T11_67">There</text:span><text:span text:style-name="T11_68"><text:s/></text:span><text:span text:style-name="T11_69">are</text:span><text:span text:style-name="T11_70"><text:s/></text:span><text:span text:style-name="T11_71">products</text:span><text:span text:style-name="T11_72"><text:s/></text:span><text:span text:style-name="T11_73">that</text:span><text:span text:style-name="T11_74"><text:s/></text:span><text:span text:style-name="T11_75">can</text:span><text:span text:style-name="T11_76"><text:s/></text:span><text:span text:style-name="T11_77">keep</text:span><text:span text:style-name="T11_78"><text:s/></text:span><text:span text:style-name="T11_79">devices</text:span><text:span text:style-name="T11_80"><text:s/></text:span><text:span text:style-name="T11_81">from</text:span><text:span text:style-name="T11_82"><text:s/></text:span><text:span text:style-name="T11_83">draining</text:span><text:span text:style-name="T11_84"><text:s/></text:span><text:span text:style-name="T11_85">power</text:span><text:span text:style-name="T11_86"><text:s/></text:span><text:span text:style-name="T11_87">while</text:span><text:span text:style-name="T11_88"><text:s/></text:span><text:span text:style-name="T11_89">not</text:span><text:span text:style-name="T11_90"><text:s/></text:span><text:span text:style-name="T11_91">in</text:span><text:span text:style-name="T11_92"><text:s/></text:span><text:span text:style-name="T11_93">use</text:span><text:span text:style-name="T11_94">,<text:s/></text:span><text:span text:style-name="T11_95">like</text:span><text:span text:style-name="T11_96"><text:s/></text:span><text:span text:style-name="T11_97">smart</text:span><text:span text:style-name="T11_98"><text:s/></text:span><text:span text:style-name="T11_99">power</text:span><text:span text:style-name="T11_100"><text:s/></text:span><text:span text:style-name="T11_101">strips</text:span><text:span text:style-name="T11_102">,<text:s/></text:span><text:span text:style-name="T11_103">and</text:span><text:span text:style-name="T11_104"><text:s/></text:span><text:span text:style-name="T11_105">devices</text:span><text:span text:style-name="T11_106"><text:s/></text:span><text:span text:style-name="T11_107">that</text:span><text:span text:style-name="T11_108"><text:s/></text:span><text:span text:style-name="T11_109">can</text:span><text:span text:style-name="T11_110"><text:s/></text:span><text:span text:style-name="T11_111">monitor</text:span><text:span text:style-name="T11_112"><text:s/></text:span><text:span text:style-name="T11_113">the</text:span><text:span text:style-name="T11_114"><text:s/></text:span><text:span text:style-name="T11_115">energy</text:span><text:span text:style-name="T11_116"><text:s/></text:span><text:span text:style-name="T11_117">use</text:span><text:span text:style-name="T11_118"><text:s/></text:span><text:span text:style-name="T11_119">of</text:span><text:span text:style-name="T11_120"><text:s/></text:span><text:span text:style-name="T11_121">a</text:span><text:span text:style-name="T11_122"><text:s/></text:span><text:span text:style-name="T11_123">single</text:span><text:span text:style-name="T11_124"><text:s/></text:span><text:span text:style-name="T11_125">power</text:span><text:span text:style-name="T11_126"><text:s/></text:span><text:span text:style-name="T11_127">outlet</text:span><text:span text:style-name="T11_128">,<text:s/></text:span><text:span text:style-name="T11_129">like</text:span><text:span text:style-name="T11_130"><text:s/></text:span><text:span text:style-name="T11_131">the</text:span><text:span text:style-name="T11_132"><text:s/></text:span><text:span text:style-name="T11_133">Kill</text:span><text:span text:style-name="T11_134">-</text:span><text:span text:style-name="T11_135">A</text:span><text:span text:style-name="T11_136">-</text:span><text:span text:style-name="T11_137">Watt</text:span><text:span text:style-name="T11_138"><text:s/>[1].<text:s/></text:span><text:span text:style-name="T11_139">These</text:span><text:span text:style-name="T11_140"><text:s/></text:span><text:span text:style-name="T11_141">products</text:span><text:span text:style-name="T11_142"><text:s/></text:span><text:span text:style-name="T11_143">are</text:span><text:span text:style-name="T11_144"><text:s/></text:span><text:span text:style-name="T11_145">useful</text:span><text:span text:style-name="T11_146"><text:s/></text:span><text:span text:style-name="T11_147">on</text:span><text:span text:style-name="T11_148"><text:s/></text:span><text:span text:style-name="T11_149">a</text:span><text:span text:style-name="T11_150"><text:s/></text:span><text:span text:style-name="T11_151">small</text:span><text:span text:style-name="T11_152"><text:s/></text:span><text:span text:style-name="T11_153">scale</text:span><text:span text:style-name="T11_154">,<text:s/></text:span><text:span text:style-name="T11_155">but</text:span><text:span text:style-name="T11_156"><text:s/></text:span><text:span text:style-name="T11_157">we</text:span><text:span text:style-name="T11_158"><text:s/></text:span><text:span text:style-name="T11_159">are</text:span><text:span text:style-name="T11_160"><text:s/></text:span><text:span text:style-name="T11_161">thinking</text:span><text:span text:style-name="T11_162"><text:s/></text:span><text:span text:style-name="T11_163">bigger</text:span><text:span text:style-name="T11_164">,<text:s/></text:span><text:span text:style-name="T11_165">on</text:span><text:span text:style-name="T11_166"><text:s/></text:span><text:span text:style-name="T11_167">a</text:span><text:span text:style-name="T11_168"><text:s/></text:span><text:span text:style-name="T11_169">household</text:span><text:span text:style-name="T11_170">-</text:span><text:span text:style-name="T11_171">wide</text:span><text:span text:style-name="T11_172"><text:s/></text:span><text:span text:style-name="T11_173">scale</text:span><text:span text:style-name="T11_174">.</text:span></text:p>
      <text:p text:style-name="P12"/>
      <text:p text:style-name="P13"><text:span text:style-name="T13_1">Proposed</text:span><text:span text:style-name="T13_2"><text:s/></text:span><text:span text:style-name="T13_3">solution</text:span></text:p>
      <text:p text:style-name="P14"><text:span text:style-name="T14_1">We</text:span><text:span text:style-name="T14_2"><text:s/></text:span><text:span text:style-name="T14_3">propose</text:span><text:span text:style-name="T14_4"><text:s/></text:span><text:span text:style-name="T14_5">a</text:span><text:span text:style-name="T14_6"><text:s/></text:span><text:span text:style-name="T14_7">device</text:span><text:span text:style-name="T14_8"><text:s/></text:span><text:span text:style-name="T14_9">that</text:span><text:span text:style-name="T14_10"><text:s/></text:span><text:span text:style-name="T14_11">will</text:span><text:span text:style-name="T14_12"><text:s/></text:span><text:span text:style-name="T14_13">allow</text:span><text:span text:style-name="T14_14"><text:s/></text:span><text:span text:style-name="T14_15">homeowners</text:span><text:span text:style-name="T14_16"><text:s/></text:span><text:span text:style-name="T14_17">to</text:span><text:span text:style-name="T14_18"><text:s/></text:span><text:span text:style-name="T14_19">monitor</text:span><text:span text:style-name="T14_20"><text:s/></text:span><text:span text:style-name="T14_21">their</text:span><text:span text:style-name="T14_22"><text:s/></text:span><text:span text:style-name="T14_23">power</text:span><text:span text:style-name="T14_24"><text:s/></text:span><text:span text:style-name="T14_25">consumption</text:span><text:span text:style-name="T14_26"><text:s/></text:span><text:span text:style-name="T14_27">on</text:span><text:span text:style-name="T14_28"><text:s/></text:span><text:span text:style-name="T14_29">a</text:span><text:span text:style-name="T14_30"><text:s/></text:span><text:span text:style-name="T14_31">per</text:span><text:span text:style-name="T14_32">-</text:span><text:span text:style-name="T14_33">device</text:span><text:span text:style-name="T14_34"><text:s/></text:span><text:span text:style-name="T14_35">basis</text:span><text:span text:style-name="T14_36">.<text:s/></text:span><text:span text:style-name="T14_37">It</text:span><text:span text:style-name="T14_38"><text:s/></text:span><text:span text:style-name="T14_39">will</text:span><text:span text:style-name="T14_40"><text:s/></text:span><text:span text:style-name="T14_41">be</text:span><text:span text:style-name="T14_42"><text:s/></text:span><text:span text:style-name="T14_43">an</text:span><text:span text:style-name="T14_44"><text:s/></text:span><text:span text:style-name="T14_45">adapter</text:span><text:span text:style-name="T14_46"><text:s/></text:span><text:span text:style-name="T14_47">that</text:span><text:span text:style-name="T14_48"><text:s/></text:span><text:span text:style-name="T14_49">will</text:span><text:span text:style-name="T14_50"><text:s/></text:span><text:span text:style-name="T14_51">plug</text:span><text:span text:style-name="T14_52"><text:s/></text:span><text:span text:style-name="T14_53">into</text:span><text:span text:style-name="T14_54"><text:s/></text:span><text:span text:style-name="T14_55">any</text:span><text:span text:style-name="T14_56"><text:s/>3-</text:span><text:span text:style-name="T14_57">pronged</text:span><text:span text:style-name="T14_58"><text:s/></text:span><text:span text:style-name="T14_59">outlet</text:span><text:span text:style-name="T14_60">.<text:s/></text:span><text:span text:style-name="T14_61">This</text:span><text:span text:style-name="T14_62"><text:s/></text:span><text:span text:style-name="T14_63">adapter</text:span><text:span text:style-name="T14_64"><text:s/></text:span><text:span text:style-name="T14_65">will</text:span><text:span text:style-name="T14_66"><text:s/></text:span><text:span text:style-name="T14_67">monitor</text:span><text:span text:style-name="T14_68"><text:s/></text:span><text:span text:style-name="T14_69">the</text:span><text:span text:style-name="T14_70"><text:s/></text:span><text:span text:style-name="T14_71">power</text:span><text:span text:style-name="T14_72"><text:s/></text:span><text:span text:style-name="T14_73">being</text:span><text:span text:style-name="T14_74"><text:s/></text:span><text:span text:style-name="T14_75">used</text:span><text:span text:style-name="T14_76"><text:s/></text:span><text:span text:style-name="T14_77">by</text:span><text:span text:style-name="T14_78"><text:s/></text:span><text:span text:style-name="T14_79">each</text:span><text:span text:style-name="T14_80"><text:s/></text:span><text:span text:style-name="T14_81">outlet</text:span><text:span text:style-name="T14_82">.<text:s/></text:span><text:span text:style-name="T14_83">Each</text:span><text:span text:style-name="T14_84"><text:s/></text:span><text:span text:style-name="T14_85">device</text:span><text:span text:style-name="T14_86"><text:s/></text:span><text:span text:style-name="T14_87">will</text:span><text:span text:style-name="T14_88"><text:s/></text:span><text:span text:style-name="T14_89">report</text:span><text:span text:style-name="T14_90"><text:s/></text:span><text:span text:style-name="T14_91">the</text:span><text:span text:style-name="T14_92"><text:s/></text:span><text:span text:style-name="T14_93">power</text:span><text:span text:style-name="T14_94"><text:s/></text:span><text:span text:style-name="T14_95">consumption</text:span><text:span text:style-name="T14_96"><text:s/></text:span><text:span text:style-name="T14_97">to</text:span><text:span text:style-name="T14_98"><text:s/></text:span><text:span text:style-name="T14_99">a</text:span><text:span text:style-name="T14_100"><text:s/></text:span><text:span text:style-name="T14_101">central</text:span><text:span text:style-name="T14_102"><text:s/></text:span><text:span text:style-name="T14_103">server</text:span><text:span text:style-name="T14_104">.<text:s/></text:span><text:span text:style-name="T14_105">Our</text:span><text:span text:style-name="T14_106"><text:s/></text:span><text:span text:style-name="T14_107">goal</text:span><text:span text:style-name="T14_108"><text:s/></text:span><text:span text:style-name="T14_109">is</text:span><text:span text:style-name="T14_110"><text:s/></text:span><text:span text:style-name="T14_111">to</text:span><text:span text:style-name="T14_112"><text:s/></text:span><text:span text:style-name="T14_113">allow</text:span><text:span text:style-name="T14_114"><text:s/></text:span><text:span text:style-name="T14_115">homeowners</text:span><text:span text:style-name="T14_116"><text:s/></text:span><text:span text:style-name="T14_117">to</text:span><text:span text:style-name="T14_118"><text:s/></text:span><text:span text:style-name="T14_119">have</text:span><text:span text:style-name="T14_120"><text:s/></text:span><text:span text:style-name="T14_121">a</text:span><text:span text:style-name="T14_122"><text:s/></text:span><text:span text:style-name="T14_123">device</text:span><text:span text:style-name="T14_124"><text:s/></text:span><text:span text:style-name="T14_125">in</text:span><text:span text:style-name="T14_126"><text:s/></text:span><text:span text:style-name="T14_127">each</text:span><text:span text:style-name="T14_128"><text:s/></text:span><text:span text:style-name="T14_129">outlet</text:span><text:span text:style-name="T14_130"><text:s/></text:span><text:span text:style-name="T14_131">in</text:span><text:span text:style-name="T14_132"><text:s/></text:span><text:span text:style-name="T14_133">the</text:span><text:span text:style-name="T14_134"><text:s/></text:span><text:span text:style-name="T14_135">house</text:span><text:span text:style-name="T14_136">,<text:s/></text:span><text:span text:style-name="T14_137">if</text:span><text:span text:style-name="T14_138"><text:s/></text:span><text:span text:style-name="T14_139">desired</text:span><text:span text:style-name="T14_140">,<text:s/></text:span><text:span text:style-name="T14_141">to</text:span><text:span text:style-name="T14_142"><text:s/></text:span><text:span text:style-name="T14_143">optimize</text:span><text:span text:style-name="T14_144"><text:s/></text:span><text:span text:style-name="T14_145">the</text:span><text:span text:style-name="T14_146"><text:s/></text:span><text:span text:style-name="T14_147">amount</text:span><text:span text:style-name="T14_148"><text:s/></text:span><text:span text:style-name="T14_149">of</text:span><text:span text:style-name="T14_150"><text:s/></text:span><text:span text:style-name="T14_151">data</text:span><text:span text:style-name="T14_152"><text:s/></text:span><text:span text:style-name="T14_153">collected</text:span><text:span text:style-name="T14_154"><text:s/></text:span><text:span text:style-name="T14_155">about</text:span><text:span text:style-name="T14_156"><text:s/></text:span><text:span text:style-name="T14_157">power</text:span><text:span text:style-name="T14_158"><text:s/></text:span><text:span text:style-name="T14_159">usage</text:span><text:span text:style-name="T14_160"><text:s/></text:span><text:span text:style-name="T14_161">house</text:span><text:span text:style-name="T14_162">-</text:span><text:span text:style-name="T14_163">wide</text:span><text:span text:style-name="T14_164">.</text:span></text:p>
      <text:p text:style-name="P15"/>
      <text:p text:style-name="P16"><text:span text:style-name="T16_1">Competitive</text:span><text:span text:style-name="T16_2"><text:s/></text:span><text:span text:style-name="T16_3">Analysis</text:span></text:p>
      <text:p text:style-name="P17"><text:span text:style-name="T17_1">The</text:span><text:span text:style-name="T17_2"><text:s/></text:span><text:span text:style-name="T17_3">advantage</text:span><text:span text:style-name="T17_4"><text:s/></text:span><text:span text:style-name="T17_5">of</text:span><text:span text:style-name="T17_6"><text:s/></text:span><text:span text:style-name="T17_7">this</text:span><text:span text:style-name="T17_8"><text:s/></text:span><text:span text:style-name="T17_9">device</text:span><text:span text:style-name="T17_10">,<text:s/></text:span><text:span text:style-name="T17_11">as</text:span><text:span text:style-name="T17_12"><text:s/></text:span><text:span text:style-name="T17_13">compared</text:span><text:span text:style-name="T17_14"><text:s/></text:span><text:span text:style-name="T17_15">to</text:span><text:span text:style-name="T17_16"><text:s/></text:span><text:span text:style-name="T17_17">the</text:span><text:span text:style-name="T17_18"><text:s/></text:span><text:span text:style-name="T17_19">Kill</text:span><text:span text:style-name="T17_20">-</text:span><text:span text:style-name="T17_21">A</text:span><text:span text:style-name="T17_22">-</text:span><text:span text:style-name="T17_23">Watt</text:span><text:span text:style-name="T17_24">,<text:s/></text:span><text:span text:style-name="T17_25">is</text:span><text:span text:style-name="T17_26"><text:s/></text:span><text:span text:style-name="T17_27">there</text:span><text:span text:style-name="T17_28"><text:s/></text:span><text:span text:style-name="T17_29">is</text:span><text:span text:style-name="T17_30"><text:s/></text:span><text:span text:style-name="T17_31">no</text:span><text:span text:style-name="T17_32"><text:s/></text:span><text:span text:style-name="T17_33">screen</text:span><text:span text:style-name="T17_34"><text:s/></text:span><text:span text:style-name="T17_35">on</text:span><text:span text:style-name="T17_36"><text:s/></text:span><text:span text:style-name="T17_37">the</text:span><text:span text:style-name="T17_38"><text:s/></text:span><text:span text:style-name="T17_39">device</text:span><text:span text:style-name="T17_40">;<text:s/></text:span><text:span text:style-name="T17_41">the</text:span><text:span text:style-name="T17_42"><text:s/></text:span><text:span text:style-name="T17_43">data</text:span><text:span text:style-name="T17_44"><text:s/></text:span><text:span text:style-name="T17_45">is</text:span><text:span text:style-name="T17_46"><text:s/></text:span><text:span text:style-name="T17_47">displayed</text:span><text:span text:style-name="T17_48"><text:s/></text:span><text:span text:style-name="T17_49">on</text:span><text:span text:style-name="T17_50"><text:s/></text:span><text:span text:style-name="T17_51">the</text:span><text:span text:style-name="T17_52"><text:s/></text:span><text:span text:style-name="T17_53">user</text:span><text:span text:style-name="T17_54">’</text:span><text:span text:style-name="T17_55">s</text:span><text:span text:style-name="T17_56"><text:s/></text:span><text:span text:style-name="T17_57">computer</text:span><text:span text:style-name="T17_58"><text:s/></text:span><text:span text:style-name="T17_59">screen</text:span><text:span text:style-name="T17_60"><text:s/></text:span><text:span text:style-name="T17_61">or</text:span><text:span text:style-name="T17_62"><text:s/></text:span><text:span text:style-name="T17_63">phone</text:span><text:span text:style-name="T17_64">.<text:s/></text:span><text:span text:style-name="T17_65">It</text:span><text:span text:style-name="T17_66"><text:s/></text:span><text:span text:style-name="T17_67">will</text:span><text:span text:style-name="T17_68"><text:s/></text:span><text:span text:style-name="T17_69">consolidate</text:span><text:span text:style-name="T17_70"><text:s/></text:span><text:span text:style-name="T17_71">data</text:span><text:span text:style-name="T17_72"><text:s/></text:span><text:span text:style-name="T17_73">from</text:span><text:span text:style-name="T17_74"><text:s/></text:span><text:span text:style-name="T17_75">each</text:span><text:span text:style-name="T17_76"><text:s/></text:span><text:span text:style-name="T17_77">of</text:span><text:span text:style-name="T17_78"><text:s/></text:span><text:span text:style-name="T17_79">the</text:span><text:span text:style-name="T17_80"><text:s/></text:span><text:span text:style-name="T17_81">devices</text:span><text:span text:style-name="T17_82"><text:s/></text:span><text:span text:style-name="T17_83">in</text:span><text:span text:style-name="T17_84"><text:s/></text:span><text:span text:style-name="T17_85">the</text:span><text:span text:style-name="T17_86"><text:s/></text:span><text:span text:style-name="T17_87">home</text:span><text:span text:style-name="T17_88"><text:s/></text:span><text:span text:style-name="T17_89">and</text:span><text:span text:style-name="T17_90"><text:s/></text:span><text:span text:style-name="T17_91">provide</text:span><text:span text:style-name="T17_92"><text:s/></text:span><text:span text:style-name="T17_93">the</text:span><text:span text:style-name="T17_94"><text:s/></text:span><text:span text:style-name="T17_95">user</text:span><text:span text:style-name="T17_96"><text:s/></text:span><text:span text:style-name="T17_97">with</text:span><text:span text:style-name="T17_98"><text:s/></text:span><text:span text:style-name="T17_99">analyzed</text:span><text:span text:style-name="T17_100"><text:s/></text:span><text:span text:style-name="T17_101">data</text:span><text:span text:style-name="T17_102"><text:s/></text:span><text:span text:style-name="T17_103">to</text:span><text:span text:style-name="T17_104"><text:s/></text:span><text:span text:style-name="T17_105">show</text:span><text:span text:style-name="T17_106"><text:s/></text:span><text:span text:style-name="T17_107">trends</text:span><text:span text:style-name="T17_108"><text:s/></text:span><text:span text:style-name="T17_109">and</text:span><text:span text:style-name="T17_110"><text:s/></text:span><text:span text:style-name="T17_111">areas</text:span><text:span text:style-name="T17_112"><text:s/></text:span><text:span text:style-name="T17_113">for</text:span><text:span text:style-name="T17_114"><text:s/></text:span><text:span text:style-name="T17_115">improvement</text:span><text:span text:style-name="T17_116">.</text:span></text:p>
      <text:p text:style-name="P18"><text:span text:style-name="T18_1"><text:s/></text:span></text:p>
      <text:p text:style-name="P19"><text:span text:style-name="T19_1">There</text:span><text:span text:style-name="T19_2"><text:s/></text:span><text:span text:style-name="T19_3">will</text:span><text:span text:style-name="T19_4"><text:s/></text:span><text:span text:style-name="T19_5">also</text:span><text:span text:style-name="T19_6"><text:s/></text:span><text:span text:style-name="T19_7">be</text:span><text:span text:style-name="T19_8"><text:s/></text:span><text:span text:style-name="T19_9">the</text:span><text:span text:style-name="T19_10"><text:s/></text:span><text:span text:style-name="T19_11">option</text:span><text:span text:style-name="T19_12"><text:s/></text:span><text:span text:style-name="T19_13">to</text:span><text:span text:style-name="T19_14"><text:s/></text:span><text:span text:style-name="T19_15">control</text:span><text:span text:style-name="T19_16"><text:s/></text:span><text:span text:style-name="T19_17">which</text:span><text:span text:style-name="T19_18"><text:s/></text:span><text:span text:style-name="T19_19">outlets</text:span><text:span text:style-name="T19_20"><text:s/></text:span><text:span text:style-name="T19_21">are</text:span><text:span text:style-name="T19_22"><text:s/></text:span><text:span text:style-name="T19_23">on</text:span><text:span text:style-name="T19_24">,<text:s/></text:span><text:span text:style-name="T19_25">giving</text:span><text:span text:style-name="T19_26"><text:s/></text:span><text:span text:style-name="T19_27">the</text:span><text:span text:style-name="T19_28"><text:s/></text:span><text:span text:style-name="T19_29">homeowner</text:span><text:span text:style-name="T19_30"><text:s/></text:span><text:span text:style-name="T19_31">the</text:span><text:span text:style-name="T19_32"><text:s/></text:span><text:span text:style-name="T19_33">ability</text:span><text:span text:style-name="T19_34"><text:s/></text:span><text:span text:style-name="T19_35">to</text:span></text:p>
      <text:p text:style-name="P20"><text:span text:style-name="T20_1">prevent</text:span><text:span text:style-name="T20_2"><text:s/></text:span><text:span text:style-name="T20_3">vampiric</text:span><text:span text:style-name="T20_4"><text:s/></text:span><text:span text:style-name="T20_5">drain</text:span><text:span text:style-name="T20_6">.<text:s/></text:span></text:p>
      <text:p text:style-name="P21"><text:span text:style-name="T21_1"><text:s text:c="2"/></text:span></text:p>
      <text:p text:style-name="P22"><text:span text:style-name="T22_1">Deliverables</text:span></text:p>
      <text:p text:style-name="P23"><text:span text:style-name="T23_1">The</text:span><text:span text:style-name="T23_2"><text:s/></text:span><text:span text:style-name="T23_3">following</text:span><text:span text:style-name="T23_4"><text:s/></text:span><text:span text:style-name="T23_5">are</text:span><text:span text:style-name="T23_6"><text:s/></text:span><text:span text:style-name="T23_7">the</text:span><text:span text:style-name="T23_8"><text:s/></text:span><text:span text:style-name="T23_9">deliverables</text:span><text:span text:style-name="T23_10"><text:s/></text:span><text:span text:style-name="T23_11">of</text:span><text:span text:style-name="T23_12"><text:s/></text:span><text:span text:style-name="T23_13">this</text:span><text:span text:style-name="T23_14"><text:s/></text:span><text:span text:style-name="T23_15">project</text:span><text:span text:style-name="T23_16">.</text:span></text:p>
      <text:list text:style-name="LS1" xml:id="list0">
        <text:list-item>
          <text:p text:style-name="P24"><text:span text:style-name="T24_1">Adapter</text:span><text:span text:style-name="T24_2"><text:s/></text:span><text:span text:style-name="T24_3">prototype</text:span></text:p>
        </text:list-item>
        <text:list-item>
          <text:p text:style-name="P25"><text:span text:style-name="T25_1">Complete</text:span><text:span text:style-name="T25_2"><text:s/></text:span><text:span text:style-name="T25_3">documentation</text:span><text:span text:style-name="T25_4"><text:s/></text:span><text:span text:style-name="T25_5">including</text:span><text:span text:style-name="T25_6"><text:s/></text:span><text:span text:style-name="T25_7">source</text:span><text:span text:style-name="T25_8"><text:s/></text:span><text:span text:style-name="T25_9">code</text:span><text:span text:style-name="T25_10"><text:s/></text:span><text:span text:style-name="T25_11">and</text:span><text:span text:style-name="T25_12"><text:s/></text:span><text:span text:style-name="T25_13">schematics</text:span></text:p>
        </text:list-item>
        <text:list-item>
          <text:p text:style-name="P26"><text:span text:style-name="T26_1">Test</text:span><text:span text:style-name="T26_2"><text:s/></text:span><text:span text:style-name="T26_3">run</text:span><text:span text:style-name="T26_4"><text:s/></text:span><text:span text:style-name="T26_5">results</text:span><text:span text:style-name="T26_6"><text:s/></text:span><text:span text:style-name="T26_7">of</text:span><text:span text:style-name="T26_8"><text:s/></text:span><text:span text:style-name="T26_9">power</text:span><text:span text:style-name="T26_10"><text:s/></text:span><text:span text:style-name="T26_11">use</text:span><text:span text:style-name="T26_12"><text:s/></text:span><text:span text:style-name="T26_13">over</text:span><text:span text:style-name="T26_14"><text:s/></text:span><text:span text:style-name="T26_15">time</text:span><text:span text:style-name="T26_16"><text:s/></text:span><text:span text:style-name="T26_17">of</text:span><text:span text:style-name="T26_18"><text:s/></text:span><text:span text:style-name="T26_19">various</text:span><text:span text:style-name="T26_20"><text:s/></text:span><text:span text:style-name="T26_21">devices</text:span></text:p>
        </text:list-item>
        <text:list-item>
          <text:p text:style-name="P27"><text:span text:style-name="T27_1">A</text:span><text:span text:style-name="T27_2"><text:s/></text:span><text:span text:style-name="T27_3">server</text:span><text:span text:style-name="T27_4"><text:s/></text:span><text:span text:style-name="T27_5">that</text:span><text:span text:style-name="T27_6"><text:s/></text:span><text:span text:style-name="T27_7">will</text:span><text:span text:style-name="T27_8"><text:s/></text:span><text:span text:style-name="T27_9">collect</text:span><text:span text:style-name="T27_10">,<text:s/></text:span><text:span text:style-name="T27_11">store</text:span><text:span text:style-name="T27_12">,<text:s/></text:span><text:span text:style-name="T27_13">and</text:span><text:span text:style-name="T27_14"><text:s/></text:span><text:span text:style-name="T27_15">return</text:span><text:span text:style-name="T27_16"><text:s/></text:span><text:span text:style-name="T27_17">data</text:span><text:span text:style-name="T27_18"><text:s/></text:span><text:span text:style-name="T27_19">through</text:span><text:span text:style-name="T27_20"><text:s/></text:span><text:span text:style-name="T27_21">an</text:span><text:span text:style-name="T27_22"><text:s/></text:span><text:span text:style-name="T27_23">easily</text:span><text:span text:style-name="T27_24"><text:s/></text:span><text:span text:style-name="T27_25">accessible</text:span><text:span text:style-name="T27_26"><text:s/></text:span><text:span text:style-name="T27_27">API</text:span></text:p>
        </text:list-item>
        <text:list-item>
          <text:p text:style-name="P28"><text:span text:style-name="T28_1">A</text:span><text:span text:style-name="T28_2"><text:s/></text:span><text:span text:style-name="T28_3">webpage</text:span><text:span text:style-name="T28_4"><text:s/></text:span><text:span text:style-name="T28_5">that</text:span><text:span text:style-name="T28_6"><text:s/></text:span><text:span text:style-name="T28_7">will</text:span><text:span text:style-name="T28_8"><text:s/></text:span><text:span text:style-name="T28_9">display</text:span><text:span text:style-name="T28_10"><text:s/></text:span><text:span text:style-name="T28_11">the</text:span><text:span text:style-name="T28_12"><text:s/></text:span><text:span text:style-name="T28_13">collected</text:span><text:span text:style-name="T28_14"><text:s/></text:span><text:span text:style-name="T28_15">data</text:span><text:span text:style-name="T28_16"><text:s/></text:span><text:span text:style-name="T28_17">by</text:span><text:span text:style-name="T28_18"><text:s/></text:span><text:span text:style-name="T28_19">making</text:span><text:span text:style-name="T28_20"><text:s/></text:span><text:span text:style-name="T28_21">use</text:span><text:span text:style-name="T28_22"><text:s/></text:span><text:span text:style-name="T28_23">of</text:span><text:span text:style-name="T28_24"><text:s/></text:span><text:span text:style-name="T28_25">the</text:span><text:span text:style-name="T28_26"><text:s/></text:span><text:span text:style-name="T28_27">API</text:span></text:p>
        </text:list-item>
        <text:list-item>
          <text:p text:style-name="P29"><text:span text:style-name="T29_1">An</text:span><text:span text:style-name="T29_2"><text:s/></text:span><text:span text:style-name="T29_3">Android</text:span><text:span text:style-name="T29_4"><text:s/></text:span><text:span text:style-name="T29_5">application</text:span><text:span text:style-name="T29_6"><text:s/></text:span><text:span text:style-name="T29_7">that</text:span><text:span text:style-name="T29_8"><text:s/></text:span><text:span text:style-name="T29_9">will</text:span><text:span text:style-name="T29_10"><text:s/></text:span><text:span text:style-name="T29_11">display</text:span><text:span text:style-name="T29_12"><text:s/></text:span><text:span text:style-name="T29_13">the</text:span><text:span text:style-name="T29_14"><text:s/></text:span><text:span text:style-name="T29_15">collected</text:span><text:span text:style-name="T29_16"><text:s/></text:span><text:span text:style-name="T29_17">data</text:span><text:span text:style-name="T29_18"><text:s/></text:span><text:span text:style-name="T29_19">by</text:span><text:span text:style-name="T29_20"><text:s/></text:span><text:span text:style-name="T29_21">making</text:span><text:span text:style-name="T29_22"><text:s/></text:span><text:span text:style-name="T29_23">use</text:span><text:span text:style-name="T29_24"><text:s/></text:span><text:span text:style-name="T29_25">of</text:span><text:span text:style-name="T29_26"><text:s/></text:span><text:span text:style-name="T29_27">the</text:span><text:span text:style-name="T29_28"><text:s/></text:span><text:span text:style-name="T29_29">API</text:span></text:p>
        </text:list-item>
      </text:list>
      <text:p text:style-name="P30"/>
      <text:p text:style-name="P31"><text:span text:style-name="T31_1">In</text:span><text:span text:style-name="T31_2"><text:s/></text:span><text:span text:style-name="T31_3">short</text:span><text:span text:style-name="T31_4">,<text:s/></text:span><text:span text:style-name="T31_5">the</text:span><text:span text:style-name="T31_6"><text:s/></text:span><text:span text:style-name="T31_7">adapter</text:span><text:span text:style-name="T31_8"><text:s/></text:span><text:span text:style-name="T31_9">prototype</text:span><text:span text:style-name="T31_10"><text:s/></text:span><text:span text:style-name="T31_11">must</text:span><text:span text:style-name="T31_12"><text:s/></text:span><text:span text:style-name="T31_13">allow</text:span><text:span text:style-name="T31_14"><text:s/></text:span><text:span text:style-name="T31_15">the</text:span><text:span text:style-name="T31_16"><text:s/></text:span><text:span text:style-name="T31_17">following</text:span><text:span text:style-name="T31_18">:</text:span></text:p>
      <text:list text:style-name="LS2" xml:id="list6">
        <text:list-item>
          <text:p text:style-name="P32"><text:span text:style-name="T32_1">Allows</text:span><text:span text:style-name="T32_2"><text:s/></text:span><text:span text:style-name="T32_3">a</text:span><text:span text:style-name="T32_4"><text:s/></text:span><text:span text:style-name="T32_5">device</text:span><text:span text:style-name="T32_6"><text:s/></text:span><text:span text:style-name="T32_7">to</text:span><text:span text:style-name="T32_8"><text:s/></text:span><text:span text:style-name="T32_9">plug</text:span><text:span text:style-name="T32_10"><text:s/></text:span><text:span text:style-name="T32_11">into</text:span><text:span text:style-name="T32_12"><text:s/></text:span><text:span text:style-name="T32_13">it</text:span><text:span text:style-name="T32_14"><text:s/></text:span><text:span text:style-name="T32_15">and</text:span><text:span text:style-name="T32_16"><text:s/></text:span><text:span text:style-name="T32_17">get</text:span><text:span text:style-name="T32_18"><text:s/></text:span><text:span text:style-name="T32_19">nearly</text:span><text:span text:style-name="T32_20"><text:s/></text:span><text:span text:style-name="T32_21">the</text:span><text:span text:style-name="T32_22"><text:s/></text:span><text:span text:style-name="T32_23">same</text:span><text:span text:style-name="T32_24"><text:s/></text:span><text:span text:style-name="T32_25">power</text:span><text:span text:style-name="T32_26"><text:s/></text:span><text:span text:style-name="T32_27">it</text:span><text:span text:style-name="T32_28"><text:s/></text:span><text:span text:style-name="T32_29">would</text:span><text:span text:style-name="T32_30"><text:s/></text:span><text:span text:style-name="T32_31">on</text:span><text:span text:style-name="T32_32"><text:s/></text:span><text:span text:style-name="T32_33">the</text:span><text:span text:style-name="T32_34"><text:s/></text:span><text:span text:style-name="T32_35">native</text:span><text:span text:style-name="T32_36"><text:s/></text:span><text:span text:style-name="T32_37">outlet</text:span></text:p>
        </text:list-item>
        <text:list-item>
          <text:p text:style-name="P33"><text:span text:style-name="T33_1">Must</text:span><text:span text:style-name="T33_2"><text:s/></text:span><text:span text:style-name="T33_3">be</text:span><text:span text:style-name="T33_4"><text:s/></text:span><text:span text:style-name="T33_5">able</text:span><text:span text:style-name="T33_6"><text:s/></text:span><text:span text:style-name="T33_7">to</text:span><text:span text:style-name="T33_8"><text:s/></text:span><text:span text:style-name="T33_9">report</text:span><text:span text:style-name="T33_10"><text:s/></text:span><text:span text:style-name="T33_11">the</text:span><text:span text:style-name="T33_12"><text:s/></text:span><text:span text:style-name="T33_13">current</text:span><text:span text:style-name="T33_14"><text:s/></text:span><text:span text:style-name="T33_15">wattage</text:span><text:span text:style-name="T33_16"><text:s/></text:span><text:span text:style-name="T33_17">consumption</text:span><text:span text:style-name="T33_18"><text:s/></text:span><text:span text:style-name="T33_19">every</text:span><text:span text:style-name="T33_20"><text:s/></text:span><text:span text:style-name="T33_21">n</text:span><text:span text:style-name="T33_22"><text:s/></text:span><text:span text:style-name="T33_23">seconds</text:span><text:span text:style-name="T33_24"><text:s/></text:span><text:span text:style-name="T33_25">to</text:span><text:span text:style-name="T33_26"><text:s/></text:span><text:span text:style-name="T33_27">the</text:span><text:span text:style-name="T33_28"><text:s/></text:span><text:span text:style-name="T33_29">server</text:span><text:span text:style-name="T33_30"><text:s/></text:span><text:span text:style-name="T33_31">software</text:span></text:p>
        </text:list-item>
      </text:list>
      <text:p text:style-name="P34"/>
      <text:p text:style-name="P35"><text:span text:style-name="T35_1">The</text:span><text:span text:style-name="T35_2"><text:s/></text:span><text:span text:style-name="T35_3">server</text:span><text:span text:style-name="T35_4"><text:s/></text:span><text:span text:style-name="T35_5">should</text:span><text:span text:style-name="T35_6">:</text:span></text:p>
      <text:list text:style-name="LS3" xml:id="list8">
        <text:list-item>
          <text:p text:style-name="P36"><text:span text:style-name="T36_1">Store</text:span><text:span text:style-name="T36_2"><text:s/></text:span><text:span text:style-name="T36_3">information</text:span><text:span text:style-name="T36_4"><text:s/></text:span><text:span text:style-name="T36_5">it</text:span><text:span text:style-name="T36_6"><text:s/></text:span><text:span text:style-name="T36_7">receives</text:span><text:span text:style-name="T36_8"><text:s/></text:span><text:span text:style-name="T36_9">from</text:span><text:span text:style-name="T36_10"><text:s/></text:span><text:span text:style-name="T36_11">the</text:span><text:span text:style-name="T36_12"><text:s/></text:span><text:span text:style-name="T36_13">adapters</text:span></text:p>
        </text:list-item>
        <text:list-item>
          <text:p text:style-name="P37"><text:span text:style-name="T37_1">Allow</text:span><text:span text:style-name="T37_2"><text:s/></text:span><text:span text:style-name="T37_3">retrieval</text:span><text:span text:style-name="T37_4"><text:s/></text:span><text:span text:style-name="T37_5">of</text:span><text:span text:style-name="T37_6"><text:s/></text:span><text:span text:style-name="T37_7">stored</text:span><text:span text:style-name="T37_8"><text:s/></text:span><text:span text:style-name="T37_9">information</text:span><text:span text:style-name="T37_10"><text:s/></text:span><text:span text:style-name="T37_11">through</text:span><text:span text:style-name="T37_12"><text:s/></text:span><text:span text:style-name="T37_13">a</text:span><text:span text:style-name="T37_14"><text:s/></text:span><text:span text:style-name="T37_15">self</text:span><text:span text:style-name="T37_16">-</text:span><text:span text:style-name="T37_17">explanatory</text:span><text:span text:style-name="T37_18">,<text:s/></text:span><text:span text:style-name="T37_19">consistent</text:span><text:span text:style-name="T37_20">,<text:s/></text:span><text:span text:style-name="T37_21">API</text:span></text:p>
        </text:list-item>
      </text:list>
      <text:p text:style-name="P38"/>
      <text:p text:style-name="P39"><text:span text:style-name="T39_1">The</text:span><text:span text:style-name="T39_2"><text:s/></text:span><text:span text:style-name="T39_3">web</text:span><text:span text:style-name="T39_4"><text:s/></text:span><text:span text:style-name="T39_5">page</text:span><text:span text:style-name="T39_6">/</text:span><text:span text:style-name="T39_7">App</text:span><text:span text:style-name="T39_8"><text:s/></text:span><text:span text:style-name="T39_9">should</text:span><text:span text:style-name="T39_10">:</text:span></text:p>
      <text:list text:style-name="LS4" xml:id="list10">
        <text:list-item>
          <text:p text:style-name="P40"><text:span text:style-name="T40_1">Display</text:span><text:span text:style-name="T40_2"><text:s/></text:span><text:span text:style-name="T40_3">information</text:span><text:span text:style-name="T40_4"><text:s/></text:span><text:span text:style-name="T40_5">about</text:span><text:span text:style-name="T40_6"><text:s/></text:span><text:span text:style-name="T40_7">each</text:span><text:span text:style-name="T40_8"><text:s/></text:span><text:span text:style-name="T40_9">specific</text:span><text:span text:style-name="T40_10"><text:s/></text:span><text:span text:style-name="T40_11">outlet</text:span></text:p>
        </text:list-item>
        <text:list-item>
          <text:p text:style-name="P41"><text:span text:style-name="T41_1">Display</text:span><text:span text:style-name="T41_2"><text:s/></text:span><text:span text:style-name="T41_3">aggregate</text:span><text:span text:style-name="T41_4"><text:s/></text:span><text:span text:style-name="T41_5">data</text:span></text:p>
        </text:list-item>
        <text:list-item>
          <text:p text:style-name="P42"><text:span text:style-name="T42_1">Allow</text:span><text:span text:style-name="T42_2"><text:s/></text:span><text:span text:style-name="T42_3">the</text:span><text:span text:style-name="T42_4"><text:s/></text:span><text:span text:style-name="T42_5">user</text:span><text:span text:style-name="T42_6"><text:s/></text:span><text:span text:style-name="T42_7">to</text:span><text:span text:style-name="T42_8"><text:s/></text:span><text:span text:style-name="T42_9">toggle</text:span><text:span text:style-name="T42_10"><text:s/></text:span><text:span text:style-name="T42_11">outlets</text:span><text:span text:style-name="T42_12"><text:s/></text:span><text:span text:style-name="T42_13">on</text:span><text:span text:style-name="T42_14">/</text:span><text:span text:style-name="T42_15">off</text:span></text:p>
        </text:list-item>
      </text:list>
      <text:p text:style-name="P43"/>
      <text:p text:style-name="P44"><text:span text:style-name="T44_1">In</text:span><text:span text:style-name="T44_2"><text:s/></text:span><text:span text:style-name="T44_3">addition</text:span><text:span text:style-name="T44_4"><text:s/></text:span><text:span text:style-name="T44_5">to</text:span><text:span text:style-name="T44_6"><text:s/></text:span><text:span text:style-name="T44_7">the</text:span><text:span text:style-name="T44_8"><text:s/>“</text:span><text:span text:style-name="T44_9">product</text:span><text:span text:style-name="T44_10">”,<text:s/></text:span><text:span text:style-name="T44_11">we</text:span><text:span text:style-name="T44_12"><text:s/></text:span><text:span text:style-name="T44_13">will</text:span><text:span text:style-name="T44_14"><text:s/></text:span><text:span text:style-name="T44_15">deliver</text:span><text:span text:style-name="T44_16"><text:s/></text:span><text:span text:style-name="T44_17">several</text:span><text:span text:style-name="T44_18"><text:s/></text:span><text:span text:style-name="T44_19">case</text:span><text:span text:style-name="T44_20"><text:s/></text:span><text:span text:style-name="T44_21">studies</text:span><text:span text:style-name="T44_22"><text:s/></text:span><text:span text:style-name="T44_23">and</text:span><text:span text:style-name="T44_24"><text:s/></text:span><text:span text:style-name="T44_25">example</text:span><text:span text:style-name="T44_26"><text:s/></text:span><text:span text:style-name="T44_27">usages</text:span><text:span text:style-name="T44_28">.</text:span></text:p>
      <text:p text:style-name="P45"><text:span text:style-name="T45_1"><text:s/></text:span></text:p>
      <text:p text:style-name="P46"><text:span text:style-name="T46_1">References</text:span></text:p>
      <text:p text:style-name="P47"><text:span text:style-name="T47_1">1:<text:s/></text:span><text:span text:style-name="T47_2">Eugene</text:span><text:span text:style-name="T47_3"><text:s/></text:span><text:span text:style-name="T47_4">Water</text:span><text:span text:style-name="T47_5"><text:s/>&amp;<text:s/></text:span><text:span text:style-name="T47_6">Electric</text:span><text:span text:style-name="T47_7"><text:s/></text:span><text:span text:style-name="T47_8">Board</text:span><text:span text:style-name="T47_9">,<text:s/>2011,</text:span></text:p>
      <text:p text:style-name="P48"><text:span text:style-name="T48_1">http</text:span><text:span text:style-name="T48_2">://</text:span><text:span text:style-name="T48_3">www</text:span><text:span text:style-name="T48_4">.</text:span><text:span text:style-name="T48_5">eweb</text:span><text:span text:style-name="T48_6">.</text:span><text:span text:style-name="T48_7">org</text:span><text:span text:style-name="T48_8">/</text:span><text:span text:style-name="T48_9">saveenergy</text:span><text:span text:style-name="T48_10">/</text:span><text:span text:style-name="T48_11">home</text:span><text:span text:style-name="T48_12">/</text:span><text:span text:style-name="T48_13">killawatt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